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375in" table:align="left"/>
    </style:style>
    <style:style style:name="Table1.A" style:family="table-column">
      <style:table-column-properties style:column-width="2.375in"/>
    </style:style>
    <style:style style:name="Table1.A1" style:family="table-cell">
      <style:table-cell-properties fo:background-color="#333333" fo:padding="0.0382in" fo:border="0.05pt solid #000000">
        <style:background-image/>
      </style:table-cell-properties>
    </style:style>
    <style:style style:name="Table2" style:family="table">
      <style:table-properties style:width="2.375in" table:align="left"/>
    </style:style>
    <style:style style:name="Table2.A" style:family="table-column">
      <style:table-column-properties style:column-width="2.375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background-color="#333333" fo:padding="0.0382in" fo:border="0.05pt solid #000000">
        <style:background-image/>
      </style:table-cell-properties>
    </style:style>
    <style:style style:name="Table3" style:family="table">
      <style:table-properties style:width="2.375in" table:align="left"/>
    </style:style>
    <style:style style:name="Table3.A" style:family="table-column">
      <style:table-column-properties style:column-width="2.375in"/>
    </style:style>
    <style:style style:name="Table3.1" style:family="table-row">
      <style:table-row-properties style:min-row-height="0.4375in"/>
    </style:style>
    <style:style style:name="Table3.A1" style:family="table-cell">
      <style:table-cell-properties fo:background-color="#333333" fo:padding="0.0382in" fo:border="0.05pt solid #000000">
        <style:background-image/>
      </style:table-cell-properties>
    </style:style>
    <style:style style:name="Table4" style:family="table">
      <style:table-properties style:width="3.4375in" table:align="left"/>
    </style:style>
    <style:style style:name="Table4.A" style:family="table-column">
      <style:table-column-properties style:column-width="3.4375in"/>
    </style:style>
    <style:style style:name="Table4.A1" style:family="table-cell">
      <style:table-cell-properties fo:background-color="#333333" fo:padding="0.0382in" fo:border="0.05pt solid #000000">
        <style:background-image/>
      </style:table-cell-properties>
    </style:style>
    <style:style style:name="Table5" style:family="table">
      <style:table-properties style:width="2.625in" table:align="left"/>
    </style:style>
    <style:style style:name="Table5.A" style:family="table-column">
      <style:table-column-properties style:column-width="2.625in"/>
    </style:style>
    <style:style style:name="Table5.A1" style:family="table-cell">
      <style:table-cell-properties fo:background-color="#333333" fo:padding="0.0382in" fo:border="0.05pt solid #000000">
        <style:background-image/>
      </style:table-cell-properties>
    </style:style>
    <style:style style:name="Table6" style:family="table">
      <style:table-properties style:width="4.0625in" table:align="left"/>
    </style:style>
    <style:style style:name="Table6.A" style:family="table-column">
      <style:table-column-properties style:column-width="4.0625in"/>
    </style:style>
    <style:style style:name="Table6.A1" style:family="table-cell">
      <style:table-cell-properties fo:background-color="#333333" fo:padding="0.0382in" fo:border="0.05pt solid #000000">
        <style:background-image/>
      </style:table-cell-properties>
    </style:style>
    <style:style style:name="Table7" style:family="table">
      <style:table-properties style:width="4.0625in" table:align="left"/>
    </style:style>
    <style:style style:name="Table7.A" style:family="table-column">
      <style:table-column-properties style:column-width="4.0625in"/>
    </style:style>
    <style:style style:name="Table7.A1" style:family="table-cell">
      <style:table-cell-properties fo:background-color="#333333" fo:padding="0.0382in" fo:border="0.05pt solid #000000">
        <style:background-image/>
      </style:table-cell-properties>
    </style:style>
    <style:style style:name="Table8" style:family="table">
      <style:table-properties style:width="4.0625in" table:align="left"/>
    </style:style>
    <style:style style:name="Table8.A" style:family="table-column">
      <style:table-column-properties style:column-width="4.0625in"/>
    </style:style>
    <style:style style:name="Table8.A1" style:family="table-cell">
      <style:table-cell-properties fo:background-color="#333333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language="zxx" fo:country="none" style:text-underline-style="none" fo:font-weight="bold" officeooo:rsid="0018299d" officeooo:paragraph-rsid="0015e18c" fo:background-color="#ffff99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language="zxx" fo:country="none" style:text-underline-style="none" fo:font-weight="normal" officeooo:rsid="0015e18c" officeooo:paragraph-rsid="0015e18c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officeooo:rsid="0015e18c" officeooo:paragraph-rsid="0015e18c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officeooo:rsid="0015e18c" officeooo:paragraph-rsid="0017743f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fo:font-size="12pt" fo:language="zxx" fo:country="none" style:text-underline-style="none" fo:font-weight="normal" officeooo:rsid="0015e18c" officeooo:paragraph-rsid="0015e18c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font-size="12pt" fo:language="zxx" fo:country="none" style:text-underline-style="none" fo:font-weight="normal" officeooo:rsid="0015e18c" officeooo:paragraph-rsid="0017743f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style:text-underline-style="none" fo:font-weight="normal" officeooo:rsid="0017743f" officeooo:paragraph-rsid="0017743f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normal" officeooo:rsid="0017743f" officeooo:paragraph-rsid="0017743f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bold" officeooo:rsid="0015e18c" officeooo:paragraph-rsid="0015e18c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zxx" fo:country="none" style:text-underline-style="none" fo:font-weight="bold" officeooo:rsid="0015e18c" officeooo:paragraph-rsid="0017743f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zxx" fo:country="none" style:text-underline-style="none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12pt" fo:language="zxx" fo:country="none" style:text-underline-style="none" officeooo:paragraph-rsid="0015e18c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2pt" fo:language="zxx" fo:country="none" style:text-underline-style="none" officeooo:paragraph-rsid="0017743f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language="zxx" fo:country="none" style:text-underline-style="non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style:text-underline-style="none" officeooo:paragraph-rsid="0015e18c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style:text-underline-style="none" fo:font-weight="normal" officeooo:rsid="0017743f" officeooo:paragraph-rsid="0017743f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style:text-underline-style="none" fo:font-weight="normal" officeooo:rsid="001806de" officeooo:paragraph-rsid="001806de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style:text-underline-style="none" fo:font-weight="bold" officeooo:rsid="0017743f" officeooo:paragraph-rsid="0017743f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fo:language="zxx" fo:country="none" fo:font-weight="bold" officeooo:rsid="00029228" officeooo:paragraph-rsid="001d121f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fo:language="zxx" fo:country="none" fo:font-weight="bold" officeooo:rsid="00043077" officeooo:paragraph-rsid="001d121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fo:language="zxx" fo:country="none" fo:font-weight="normal" officeooo:rsid="00029228" officeooo:paragraph-rsid="001d121f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fo:font-weight="normal" officeooo:rsid="00043077" officeooo:paragraph-rsid="001d121f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zxx" fo:country="none" fo:font-weight="normal" officeooo:rsid="000445a3" officeooo:paragraph-rsid="001d121f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paragraph-rsid="001806de"/>
    </style:style>
    <style:style style:name="P25" style:family="paragraph" style:parent-style-name="Standard">
      <style:paragraph-properties fo:text-align="start" style:justify-single-word="false"/>
      <style:text-properties fo:color="#e6e6fa" style:font-name="Monospace" fo:font-size="10pt" fo:language="zxx" fo:country="none" style:text-underline-style="none" fo:background-color="#002b36" style:font-size-asian="10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626262" style:font-name="Monospace" fo:font-size="10pt" fo:language="zxx" fo:country="none" style:text-underline-style="none" officeooo:paragraph-rsid="0017743f" fo:background-color="#002b36" style:font-size-asian="10pt" style:language-asian="zxx" style:country-asian="none" style:font-size-complex="12pt" style:language-complex="zxx" style:country-complex="none"/>
    </style:style>
    <style:style style:name="P27" style:family="paragraph" style:parent-style-name="Standard">
      <style:text-properties fo:color="#626262" style:font-name="Monospace" fo:font-size="10pt" fo:language="zxx" fo:country="none" style:text-underline-style="none" fo:font-weight="normal" officeooo:rsid="0017743f" officeooo:paragraph-rsid="0017743f" fo:background-color="#002b36" style:font-size-asian="10p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color="#626262" style:font-name="Monospace" fo:font-size="10pt" fo:language="zxx" fo:country="none" style:text-underline-style="none" fo:font-weight="normal" officeooo:rsid="0017743f" officeooo:paragraph-rsid="001806de" fo:background-color="#002b36" style:font-size-asian="10pt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0pt" fo:language="zxx" fo:country="none" style:text-underline-style="none" fo:font-weight="normal" officeooo:rsid="000d3982" officeooo:paragraph-rsid="001d121f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>
      <style:text-properties style:font-name="Liberation Mono" fo:font-size="10pt" fo:language="zxx" fo:country="none" fo:font-weight="normal" officeooo:rsid="00043077" officeooo:paragraph-rsid="001d121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text-properties style:font-name="Liberation Mono" fo:font-size="10pt" fo:language="zxx" fo:country="none" fo:font-weight="normal" officeooo:rsid="000445a3" officeooo:paragraph-rsid="001d121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text-properties style:font-name="Liberation Mono" fo:font-size="10pt" fo:language="zxx" fo:country="none" fo:font-weight="normal" officeooo:rsid="000d3982" officeooo:paragraph-rsid="001d121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text-properties style:font-name="Liberation Mono" fo:font-size="10pt" officeooo:paragraph-rsid="001d121f" style:font-size-asian="10pt" style:font-size-complex="10pt"/>
    </style:style>
    <style:style style:name="P34" style:family="paragraph" style:parent-style-name="Standard">
      <style:text-properties officeooo:paragraph-rsid="001d121f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style:text-underline-style="none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style:text-underline-style="none" officeooo:paragraph-rsid="00192c8f" style:language-asian="zxx" style:country-asian="none" style:language-complex="zxx" style:country-complex="none"/>
    </style:style>
    <style:style style:name="P38" style:family="paragraph" style:parent-style-name="Preformatted_20_Text">
      <style:text-properties fo:language="zxx" fo:country="none" fo:font-weight="normal" officeooo:rsid="000445a3" officeooo:paragraph-rsid="001d121f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Preformatted_20_Text">
      <style:text-properties officeooo:paragraph-rsid="001d121f"/>
    </style:style>
    <style:style style:name="T1" style:family="text">
      <style:text-properties officeooo:rsid="0015e18c"/>
    </style:style>
    <style:style style:name="T2" style:family="text">
      <style:text-properties fo:font-size="12pt" fo:background-color="#ffffff" loext:char-shading-value="0" style:font-size-asian="10.5pt" style:font-size-complex="12pt"/>
    </style:style>
    <style:style style:name="T3" style:family="text">
      <style:text-properties fo:font-size="12pt" officeooo:rsid="0015e18c" fo:background-color="#ffffff" loext:char-shading-value="0" style:font-size-asian="10.5pt" style:font-size-complex="12pt"/>
    </style:style>
    <style:style style:name="T4" style:family="text">
      <style:text-properties fo:color="#d9e8f7" style:font-name="Monospace" fo:font-size="10pt" style:font-size-asian="10pt"/>
    </style:style>
    <style:style style:name="T5" style:family="text">
      <style:text-properties fo:color="#d9e8f7" style:font-name="Monospace" fo:font-size="10pt" fo:background-color="#002b36" loext:char-shading-value="0" style:font-size-asian="10pt"/>
    </style:style>
    <style:style style:name="T6" style:family="text">
      <style:text-properties fo:color="#dd2867" style:font-name="Monospace" fo:font-size="10pt" fo:font-weight="bold" style:font-size-asian="10pt" style:font-weight-asian="bold"/>
    </style:style>
    <style:style style:name="T7" style:family="text">
      <style:text-properties fo:color="#dd2867" style:font-name="Monospace" fo:font-size="10pt" fo:font-weight="bold" fo:background-color="#002b36" loext:char-shading-value="0" style:font-size-asian="10pt" style:font-weight-asian="bold"/>
    </style:style>
    <style:style style:name="T8" style:family="text">
      <style:text-properties fo:color="#dd2867" style:font-name="Monospace" fo:font-size="10pt" fo:font-weight="bold" officeooo:rsid="0015e18c" fo:background-color="#002b36" loext:char-shading-value="0" style:font-size-asian="10pt" style:font-weight-asian="bold"/>
    </style:style>
    <style:style style:name="T9" style:family="text">
      <style:text-properties fo:color="#f9faf4" style:font-name="Monospace" fo:font-size="10pt" style:font-size-asian="10pt"/>
    </style:style>
    <style:style style:name="T10" style:family="text">
      <style:text-properties fo:color="#f9faf4" style:font-name="Monospace" fo:font-size="10pt" fo:background-color="#002b36" loext:char-shading-value="0" style:font-size-asian="10pt"/>
    </style:style>
    <style:style style:name="T11" style:family="text">
      <style:text-properties fo:color="#e6e6fa" style:font-name="Monospace" fo:font-size="10pt" style:font-size-asian="10pt"/>
    </style:style>
    <style:style style:name="T12" style:family="text">
      <style:text-properties fo:color="#e6e6fa" style:font-name="Monospace" fo:font-size="10pt" fo:background-color="#002b36" loext:char-shading-value="0" style:font-size-asian="10pt"/>
    </style:style>
    <style:style style:name="T13" style:family="text">
      <style:text-properties fo:color="#e6e6fa" style:font-name="Monospace" fo:font-size="10pt" officeooo:rsid="0015e18c" fo:background-color="#002b36" loext:char-shading-value="0" style:font-size-asian="10pt"/>
    </style:style>
    <style:style style:name="T14" style:family="text">
      <style:text-properties fo:color="#e6e6fa" style:font-name="Monospace" fo:font-size="10pt" officeooo:rsid="0017743f" fo:background-color="#002b36" loext:char-shading-value="0" style:font-size-asian="10pt"/>
    </style:style>
    <style:style style:name="T15" style:family="text">
      <style:text-properties fo:color="#ed7f48" style:font-name="Monospace" fo:font-size="10pt" fo:font-weight="bold" style:font-size-asian="10pt" style:font-weight-asian="bold"/>
    </style:style>
    <style:style style:name="T16" style:family="text">
      <style:text-properties fo:color="#ed7f48" style:font-name="Monospace" fo:font-size="10pt" fo:font-weight="bold" officeooo:rsid="0015e18c" style:font-size-asian="10pt" style:font-weight-asian="bold"/>
    </style:style>
    <style:style style:name="T17" style:family="text">
      <style:text-properties fo:color="#ed7f48" style:font-name="Monospace" fo:font-size="10pt" fo:font-weight="bold" fo:background-color="#002b36" loext:char-shading-value="0" style:font-size-asian="10pt" style:font-weight-asian="bold"/>
    </style:style>
    <style:style style:name="T18" style:family="text">
      <style:text-properties fo:color="#6897bb" style:font-name="Monospace" fo:font-size="10pt" fo:background-color="#002b36" loext:char-shading-value="0" style:font-size-asian="10pt"/>
    </style:style>
    <style:style style:name="T19" style:family="text">
      <style:text-properties fo:color="#6897bb" style:font-name="Monospace" fo:font-size="10pt" officeooo:rsid="0015e18c" fo:background-color="#002b36" loext:char-shading-value="0" style:font-size-asian="10pt"/>
    </style:style>
    <style:style style:name="T20" style:family="text">
      <style:text-properties fo:color="#6897bb" style:font-name="Monospace" fo:font-size="10pt" style:font-size-asian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5e18c" style:font-weight-asian="bold" style:font-weight-complex="bold"/>
    </style:style>
    <style:style style:name="T23" style:family="text">
      <style:text-properties fo:font-weight="bold" officeooo:rsid="00192c8f" style:font-weight-asian="bold" style:font-weight-complex="bold"/>
    </style:style>
    <style:style style:name="T24" style:family="text">
      <style:text-properties fo:font-weight="normal" officeooo:rsid="0015e18c" style:font-weight-asian="normal" style:font-weight-complex="normal"/>
    </style:style>
    <style:style style:name="T25" style:family="text">
      <style:text-properties officeooo:rsid="0017743f"/>
    </style:style>
    <style:style style:name="T26" style:family="text">
      <style:text-properties officeooo:rsid="001806de"/>
    </style:style>
    <style:style style:name="T27" style:family="text">
      <style:text-properties fo:color="#ffbf26" style:font-name="Monospace" fo:font-size="10pt" style:font-size-asian="10pt"/>
    </style:style>
    <style:style style:name="T28" style:family="text">
      <style:text-properties fo:color="#1290c3" style:font-name="Monospace" fo:font-size="10pt" fo:font-weight="bold" style:font-size-asian="10pt" style:font-weight-asian="bold"/>
    </style:style>
    <style:style style:name="T29" style:family="text">
      <style:text-properties officeooo:rsid="00192c8f"/>
    </style:style>
    <style:style style:name="T30" style:family="text">
      <style:text-properties style:font-name="Liberation Mono" fo:font-size="10pt" fo:language="zxx" fo:country="none" fo:font-weight="normal" officeooo:rsid="000445a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1" style:family="text">
      <style:text-properties style:font-name="Liberation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Liberation Mono" fo:font-size="10pt" fo:language="zxx" fo:country="none" officeooo:rsid="000445a3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officeooo:rsid="00052bcd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0d0332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0626fd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Liberation Mono" fo:font-size="10pt" style:font-size-asian="10pt" style:font-size-complex="10pt"/>
    </style:style>
    <style:style style:name="T37" style:family="text">
      <style:text-properties style:font-name="Liberation Mono" fo:font-size="10pt" officeooo:rsid="00052bcd" style:font-size-asian="10pt" style:font-size-complex="10pt"/>
    </style:style>
    <style:style style:name="T38" style:family="text">
      <style:text-properties style:font-name="Liberation Mono" fo:font-size="10pt" officeooo:rsid="000626fd" style:font-size-asian="10pt" style:font-size-complex="10pt"/>
    </style:style>
    <style:style style:name="T39" style:family="text">
      <style:text-properties style:font-name="Liberation Mono" fo:font-size="10pt" officeooo:rsid="0009cf9e" style:font-size-asian="10pt" style:font-size-complex="10pt"/>
    </style:style>
    <style:style style:name="T40" style:family="text">
      <style:text-properties style:font-name="Liberation Serif" fo:font-size="12pt" fo:language="zxx" fo:country="none" officeooo:rsid="00052bcd" style:font-size-asian="12pt" style:language-asian="zxx" style:country-asian="none" style:font-size-complex="12pt" style:language-complex="zxx" style:country-complex="none"/>
    </style:style>
    <style:style style:name="T41" style:family="text">
      <style:text-properties style:font-name="Liberation Serif" fo:font-size="12pt" fo:language="zxx" fo:country="none" officeooo:rsid="000d0332" style:font-size-asian="12pt" style:language-asian="zxx" style:country-asian="none" style:font-size-complex="12pt" style:language-complex="zxx" style:country-complex="none"/>
    </style:style>
    <style:style style:name="T42" style:family="text">
      <style:text-properties style:font-name="Liberation Serif" fo:font-size="12pt" fo:language="zxx" fo:country="none" officeooo:rsid="00068423" style:font-size-asian="12pt" style:language-asian="zxx" style:country-asian="none" style:font-size-complex="12pt" style:language-complex="zxx" style:country-complex="none"/>
    </style:style>
    <style:style style:name="T43" style:family="text">
      <style:text-properties style:font-name="Liberation Serif" fo:font-size="12pt" fo:language="zxx" fo:country="none" officeooo:rsid="0009cf9e" style:font-size-asian="12pt" style:language-asian="zxx" style:country-asian="none" style:font-size-complex="12pt" style:language-complex="zxx" style:country-complex="none"/>
    </style:style>
    <style:style style:name="T44" style:family="text">
      <style:text-properties style:font-name="Liberation Serif" fo:font-size="12pt" fo:language="zxx" fo:country="none" fo:font-weight="normal" officeooo:rsid="00052bc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font-name="Liberation Serif" fo:font-size="12pt" fo:language="zxx" fo:country="none" fo:font-weight="normal" officeooo:rsid="0007bf9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font-name="Liberation Serif" fo:font-size="12pt" fo:language="zxx" fo:country="none" fo:font-weight="bold" officeooo:rsid="00052bc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7" style:family="text">
      <style:text-properties style:font-name="Liberation Serif" fo:font-size="12pt" fo:language="zxx" fo:country="none" officeooo:rsid="0009cf9e" style:font-size-asian="10.5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fo:language="zxx" fo:country="none" officeooo:rsid="000b6826" style:font-size-asian="10.5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fo:font-weight="bold" officeooo:rsid="00052bcd" style:font-size-asian="12pt" style:font-weight-asian="bold" style:font-size-complex="12pt" style:font-weight-complex="bold"/>
    </style:style>
    <style:style style:name="T50" style:family="text">
      <style:text-properties style:font-name="Liberation Serif" fo:font-size="12pt" fo:font-weight="bold" officeooo:rsid="000d0332" style:font-size-asian="12pt" style:font-weight-asian="bold" style:font-size-complex="12pt" style:font-weight-complex="bold"/>
    </style:style>
    <style:style style:name="T51" style:family="text">
      <style:text-properties style:font-name="Liberation Serif" fo:font-size="12pt" fo:font-weight="bold" officeooo:rsid="000626fd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font-weight="bold" officeooo:rsid="00068423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fo:font-weight="bold" officeooo:rsid="0007bf9b" style:font-size-asian="12pt" style:font-weight-asian="bold" style:font-size-complex="12pt" style:font-weight-complex="bold"/>
    </style:style>
    <style:style style:name="T54" style:family="text">
      <style:text-properties style:font-name="Liberation Serif" fo:font-size="12pt" fo:font-weight="bold" officeooo:rsid="0009cf9e" style:font-size-asian="12pt" style:font-weight-asian="bold" style:font-size-complex="12pt" style:font-weight-complex="bold"/>
    </style:style>
    <style:style style:name="T55" style:family="text">
      <style:text-properties style:font-name="Liberation Serif" fo:font-size="12pt" fo:font-weight="bold" officeooo:rsid="000b6826" style:font-size-asian="10.5pt" style:font-weight-asian="bold" style:font-size-complex="12pt" style:font-weight-complex="bold"/>
    </style:style>
    <style:style style:name="T56" style:family="text">
      <style:text-properties style:font-name="Liberation Serif" fo:font-size="12pt" fo:font-weight="bold" officeooo:rsid="000d3982" style:font-size-asian="10.5pt" style:font-weight-asian="bold" style:font-size-complex="12pt" style:font-weight-complex="bold"/>
    </style:style>
    <style:style style:name="T57" style:family="text">
      <style:text-properties style:font-name="Liberation Serif" fo:font-size="12pt" officeooo:rsid="00052bcd" style:font-size-asian="12pt" style:font-size-complex="12pt"/>
    </style:style>
    <style:style style:name="T58" style:family="text">
      <style:text-properties style:font-name="Liberation Serif" fo:font-size="12pt" officeooo:rsid="000d0332" style:font-size-asian="12pt" style:font-size-complex="12pt"/>
    </style:style>
    <style:style style:name="T59" style:family="text">
      <style:text-properties style:font-name="Liberation Serif" fo:font-size="12pt" officeooo:rsid="000626fd" style:font-size-asian="12pt" style:font-size-complex="12pt"/>
    </style:style>
    <style:style style:name="T60" style:family="text">
      <style:text-properties style:font-name="Liberation Serif" fo:font-size="12pt" officeooo:rsid="0009cf9e" style:font-size-asian="12pt" style:font-size-complex="12pt"/>
    </style:style>
    <style:style style:name="T61" style:family="text">
      <style:text-properties style:font-name="Liberation Serif" fo:font-size="12pt" officeooo:rsid="00068423" style:font-size-asian="12pt" style:font-size-complex="12pt"/>
    </style:style>
    <style:style style:name="T62" style:family="text">
      <style:text-properties style:font-name="Liberation Serif" fo:font-size="12pt" officeooo:rsid="0009484e" style:font-size-asian="12pt" style:font-size-complex="12pt"/>
    </style:style>
    <style:style style:name="T63" style:family="text">
      <style:text-properties style:font-name="Liberation Serif" fo:font-size="12pt" officeooo:rsid="000b6826" style:font-size-asian="10.5pt" style:font-size-complex="12pt"/>
    </style:style>
    <style:style style:name="T64" style:family="text">
      <style:text-properties style:font-name="Liberation Serif" fo:font-size="12pt" officeooo:rsid="000d3982" style:font-size-asian="10.5pt" style:font-size-complex="12pt"/>
    </style:style>
    <style:style style:name="T65" style:family="text">
      <style:text-properties style:font-name="Liberation Serif" fo:font-size="10pt" officeooo:rsid="000d0332" style:font-size-asian="10pt" style:font-size-complex="10pt"/>
    </style:style>
    <style:style style:name="T66" style:family="text">
      <style:text-properties fo:font-size="10pt" officeooo:rsid="000d0332" style:font-size-asian="10pt" style:font-size-complex="10pt"/>
    </style:style>
    <style:style style:name="T6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8" style:family="text">
      <style:text-properties officeooo:rsid="000d0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ção Java SE 7 Programmer I: <text:span text:style-name="T1">Creating and using arrays</text:span> <text:span text:style-name="T1">(Criando e usando arrays</text:span>)</text:p>
      <text:p text:style-name="P2"/>
      <text:p text:style-name="P9">1 Declare, instancie, inicialize e use um array uni-dimensional</text:p>
      <text:p text:style-name="P9"/>
      <text:p text:style-name="P9"/>
      <text:p text:style-name="P9"/>
      <text:p text:style-name="P9">Declarando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T4"><text:s text:c="4"/></text:span><text:span text:style-name="T6">int</text:span><text:span text:style-name="T9">[]</text:span><text:span text:style-name="T4"> </text:span><text:span text:style-name="T15">arrayValido</text:span><text:span text:style-name="T11">;</text:span></text:p>
            <text:p text:style-name="P36"><text:span text:style-name="T4"><text:s text:c="4"/></text:span><text:span text:style-name="T6">double</text:span><text:span text:style-name="T4"> </text:span><text:span text:style-name="T15">arrayValido</text:span><text:span text:style-name="T9">[]</text:span><text:span text:style-name="T11">;</text:span></text:p>
            <text:p text:style-name="P36"><text:span text:style-name="T4"><text:s text:c="4"/></text:span><text:span text:style-name="T6">long</text:span><text:span text:style-name="T4"> </text:span><text:span text:style-name="T9">[]</text:span><text:span text:style-name="T15">arrayValido</text:span><text:span text:style-name="T11">;</text:span></text:p>
            <text:p text:style-name="P36"><text:span text:style-name="T4"><text:s text:c="4"/></text:span><text:span text:style-name="T6">long</text:span><text:span text:style-name="T9">[]</text:span><text:span text:style-name="T15">arrayVali</text:span><text:span text:style-name="T16">d</text:span><text:span text:style-name="T15">o</text:span><text:span text:style-name="T11">;</text:span></text:p>
            <text:p text:style-name="P37"><text:span text:style-name="T11"><text:s text:c="4"/></text:span><text:span text:style-name="T6">long </text:span><text:span text:style-name="T9">[] </text:span><text:span text:style-name="T15">arrayVali</text:span><text:span text:style-name="T16">d</text:span><text:span text:style-name="T15">o</text:span><text:span text:style-name="T11">;</text:span></text:p>
          </table:table-cell>
        </table:table-row>
      </table:table>
      <text:p text:style-name="P3"/>
      <text:p text:style-name="P9"/>
      <text:p text:style-name="P9"/>
      <text:p text:style-name="P9">Inicializando</text:p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7">int</text:span><text:span text:style-name="T10">[]</text:span><text:span text:style-name="T5"> </text:span><text:span text:style-name="T17">array</text:span><text:span text:style-name="T5"> </text:span><text:span text:style-name="T12">=</text:span><text:span text:style-name="T5"> </text:span><text:span text:style-name="T7">new</text:span><text:span text:style-name="T5"> </text:span><text:span text:style-name="T7">int</text:span><text:span text:style-name="T10">[</text:span><text:span text:style-name="T18">10</text:span><text:span text:style-name="T10">]</text:span><text:span text:style-name="T12">;</text:span></text:p>
            <text:p text:style-name="P25"/>
          </table:table-cell>
        </table:table-row>
      </table:table>
      <text:p text:style-name="P9"/>
      <text:p text:style-name="P9">DICAS</text:p>
      <text:p text:style-name="P9"/>
      <text:p text:style-name="P3">- na inicialização, é necessário indicar a quantidade de armazenamento do array;</text:p>
      <text:p text:style-name="P3">- todas as posições do array são iniciadas com o <text:span text:style-name="T21">valor default </text:span>(array de objetos são iniciados com <text:span text:style-name="T21">null</text:span>);</text:p>
      <text:p text:style-name="P3">- na inicialização o valor informado no array não é checado, então mesmo um valor inválido, irá compilar. Ex:</text:p>
      <text:p text:style-name="P3"><text:s text:c="4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span text:style-name="T7">int</text:span><text:span text:style-name="T10">[]</text:span><text:span text:style-name="T5"> </text:span><text:span text:style-name="T17">array</text:span><text:span text:style-name="T5"> </text:span><text:span text:style-name="T12">=</text:span><text:span text:style-name="T5"> </text:span><text:span text:style-name="T7">new</text:span><text:span text:style-name="T5"> </text:span><text:span text:style-name="T7">int</text:span><text:span text:style-name="T10">[</text:span><text:span text:style-name="T19">-1</text:span><text:span text:style-name="T10">]</text:span><text:span text:style-name="T12">;</text:span></text:p>
          </table:table-cell>
        </table:table-row>
      </table:table>
      <text:p text:style-name="P9"/>
      <text:p text:style-name="P3">- para definir os valores das posições do array na inicialização, deve ser assim:</text:p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pan text:style-name="T7">int</text:span><text:span text:style-name="T10">[]</text:span><text:span text:style-name="T5"> </text:span><text:span text:style-name="T17">array</text:span><text:span text:style-name="T5"> </text:span><text:span text:style-name="T12">=</text:span><text:span text:style-name="T5"> </text:span><text:span text:style-name="T7">new</text:span><text:span text:style-name="T5"> </text:span><text:span text:style-name="T7">int</text:span><text:span text:style-name="T10">[]</text:span><text:span text:style-name="T13">{</text:span><text:span text:style-name="T19">1</text:span><text:span text:style-name="T13">, </text:span><text:span text:style-name="T19">5, 5, 6, 4</text:span><text:span text:style-name="T13">};</text:span></text:p>
          </table:table-cell>
        </table:table-row>
      </table:table>
      <text:p text:style-name="P15"/>
      <text:p text:style-name="P15">-<text:span text:style-name="T29">no caso acima, ou se passa o tamanho nas colchetes [], ou passa os valores nas chaves {}. </text:span><text:span text:style-name="T23">Os 2 não</text:span><text:span text:style-name="T29">;</text:span></text:p>
      <text:p text:style-name="P15">- <text:span text:style-name="T1">se for definir os valores na instanciação, não é preciso usar o new (</text:span><text:span text:style-name="T22">OBS: nes caso, declaração e inicialização devem estar na mesma linha</text:span><text:span text:style-name="T24">, do contrário o código não compila</text:span><text:span text:style-name="T1">):</text:span></text:p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span text:style-name="T7">int</text:span><text:span text:style-name="T10">[]</text:span><text:span text:style-name="T5"> </text:span><text:span text:style-name="T17">array</text:span><text:span text:style-name="T5"> </text:span><text:span text:style-name="T12">=</text:span><text:span text:style-name="T5"> </text:span><text:span text:style-name="T13">{</text:span><text:span text:style-name="T19">1,</text:span><text:span text:style-name="T13"> </text:span><text:span text:style-name="T19">5, 5, 6, 4</text:span><text:span text:style-name="T13">};</text:span></text:p>
          </table:table-cell>
        </table:table-row>
      </table:table>
      <text:p text:style-name="P15"/>
      <text:p text:style-name="P15"/>
      <text:p text:style-name="P15"/>
      <text:p text:style-name="P18">Usando</text:p>
      <text:p text:style-name="P18"/>
      <text:p text:style-name="P18">DICAS</text:p>
      <text:p text:style-name="P18"/>
      <text:p text:style-name="P16">- arrays tem a <text:span text:style-name="T21">propriedade</text:span> length, e não o método, como em listas;</text:p>
      <text:p text:style-name="P16">- é possível percorrer arrays com o <text:span text:style-name="T21">for-tradicional</text:span>. Ex: for(int i = 0; array.lengh &lt; 10; i ++) {// intruções}</text:p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13"><text:span text:style-name="T8">for</text:span><text:span text:style-name="T10">(</text:span><text:span text:style-name="T7">int</text:span><text:span text:style-name="T5"> i </text:span><text:span text:style-name="T12">=</text:span><text:span text:style-name="T5"> 0</text:span><text:span text:style-name="T12">;</text:span><text:span text:style-name="T5"> array</text:span><text:span text:style-name="T12">.</text:span><text:span text:style-name="T5">lengh </text:span><text:span text:style-name="T12">&lt;</text:span><text:span text:style-name="T5"> 10</text:span><text:span text:style-name="T12">;</text:span><text:span text:style-name="T5"> i </text:span><text:span text:style-name="T12">++</text:span><text:span text:style-name="T10">)</text:span><text:span text:style-name="T5"> </text:span><text:span text:style-name="T10">{</text:span></text:p>
            <text:p text:style-name="P26">// intruções</text:p>
            <text:p text:style-name="P26">}</text:p>
          </table:table-cell>
        </table:table-row>
      </table:table>
      <text:p text:style-name="P27"/>
      <text:p text:style-name="P16">- também é possível usar o <text:span text:style-name="T21">for-each</text:span>. Ex:</text:p>
      <text:p text:style-name="P7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13"><text:span text:style-name="T8">for</text:span><text:span text:style-name="T10">(</text:span><text:span text:style-name="T14">int i : array</text:span><text:span text:style-name="T10">)</text:span><text:span text:style-name="T5"> </text:span><text:span text:style-name="T10">{</text:span></text:p>
            <text:p text:style-name="P26">// intruções</text:p>
            <text:p text:style-name="P26">}</text:p>
          </table:table-cell>
        </table:table-row>
      </table:table>
      <text:p text:style-name="P16"/>
      <text:p text:style-name="P17">- casting entre tipos primitivos não é possível (<text:span text:style-name="T21">compila</text:span>).<text:span text:style-name="T3"> </text:span><text:span text:style-name="T2">Ex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4"><text:span text:style-name="T4"><text:s text:c="4"/></text:span><text:span text:style-name="T28">String</text:span><text:span text:style-name="T9">[]</text:span><text:span text:style-name="T4"> </text:span><text:span text:style-name="T15">array3</text:span><text:span text:style-name="T4"> </text:span><text:span text:style-name="T11">=</text:span><text:span text:style-name="T4"> </text:span><text:span text:style-name="T6">new</text:span><text:span text:style-name="T4"> </text:span><text:span text:style-name="T28">String</text:span><text:span text:style-name="T9">[</text:span><text:span text:style-name="T20">4</text:span><text:span text:style-name="T9">]</text:span><text:span text:style-name="T11">;</text:span></text:p>
            <text:p text:style-name="P35"><text:span text:style-name="T4"><text:s text:c="4"/></text:span><text:span text:style-name="T28">Object</text:span><text:span text:style-name="T9">[]</text:span><text:span text:style-name="T4"> </text:span><text:span text:style-name="T15">array4</text:span><text:span text:style-name="T4"> </text:span><text:span text:style-name="T11">=</text:span><text:span text:style-name="T4"> </text:span><text:span text:style-name="T27">array3</text:span><text:span text:style-name="T11">;</text:span></text:p>
          </table:table-cell>
        </table:table-row>
      </table:table>
      <text:p text:style-name="P28"/>
      <text:p text:style-name="P16">- <text:span text:style-name="T26">casting entre tipos de referências são válidos, desde que estejam na mesma árvore de herança;</text:span></text:p>
      <text:p text:style-name="P16">- <text:span text:style-name="T26">casting entre tipos primitivos e de referência não são válidos;</text:span></text:p>
      <text:p text:style-name="P16"/>
      <text:p text:style-name="P10">1.<text:span text:style-name="T25">1</text:span> <text:span text:style-name="T25">Array de referências</text:span></text:p>
      <text:p text:style-name="P4"/>
      <text:p text:style-name="P8"/>
      <text:p text:style-name="P8"/>
      <text:p text:style-name="P19">2 Declare, instancie, inicialisze e use um array multi-dimensional</text:p>
      <text:p text:style-name="P21"/>
      <text:p text:style-name="P20">DICAS</text:p>
      <text:p text:style-name="P20"/>
      <text:p text:style-name="P22">- arrays mult-idimensionais podem ser quadrados, retangulares e de tamanhos variados. Ex:</text:p>
      <text:p text:style-name="P30"/>
      <text:p text:style-name="P31"><text:s text:c="4"/>int[][] quadrado = new int [4][4];</text:p>
      <text:p text:style-name="P31"><text:s text:c="4"/>int[][] retangulo = new int[10][5];</text:p>
      <text:p text:style-name="P31"/>
      <text:p text:style-name="P31"><text:s text:c="4"/>int[][] variado = new int[2][];</text:p>
      <text:p text:style-name="P31"><text:s text:c="4"/>variado[0] = new int[5];</text:p>
      <text:p text:style-name="P31"><text:s text:c="4"/>variado[1] = new int[8];</text:p>
      <text:p text:style-name="P23"/>
      <text:p text:style-name="P23">- declarações válidas de arrays multi-dimensionais:</text:p>
      <text:p text:style-name="P31"><text:s text:c="4"/>int[][] array1;</text:p>
      <text:p text:style-name="P31"><text:s text:c="4"/>int[][] array2[];</text:p>
      <text:p text:style-name="P31"><text:s text:c="4"/>int [][] array3;</text:p>
      <text:p text:style-name="P31"><text:s text:c="4"/>int array4[][];</text:p>
      <text:p text:style-name="P31"><text:s text:c="4"/>int [] [] array5;</text:p>
      <text:p text:style-name="P31"><text:s text:c="4"/>int array6 [] [];</text:p>
      <text:p text:style-name="P23"/>
      <text:p text:style-name="P23">- inicializações válidas:</text:p>
      <text:p text:style-name="P31"><text:s text:c="4"/>int[][] array1 = new int[x][];</text:p>
      <text:p text:style-name="P31"><text:s text:c="4"/>int[][] array2[] = new int[10][][];</text:p>
      <text:p text:style-name="P31"><text:s text:c="4"/>int [][] array3 = new int[][]{{1, 3, 5}, {3, 7, 5}};</text:p>
      <text:p text:style-name="P31"><text:s text:c="4"/>int array4[][] = new int[3][5];</text:p>
      <text:p text:style-name="P31"><text:s text:c="4"/>int [] [] array5 = new int [5] [];</text:p>
      <text:p text:style-name="P31"><text:s text:c="4"/>int array6 [] [] = new int [5] [3];</text:p>
      <text:p text:style-name="P23"/>
      <text:p text:style-name="P23">- na inicialização, ao menos o valor da primeira dimensão deve ser informado;</text:p>
      <text:p text:style-name="P23">- espaços entre as dimensões <text:span text:style-name="T21">não tornam o código incompilável</text:span>;</text:p>
      <text:p text:style-name="P23">- arrays podem ser mutáveis no sentido de posições de array apontarem para um novo array. Ex:</text:p>
      <text:p text:style-name="P34"><text:span text:style-name="T30"><text:s text:c="5"/></text:span><text:span text:style-name="Source_20_Text"><text:span text:style-name="T31">int zyx[][]=new int[3][10];</text:span></text:span></text:p>
      <text:p text:style-name="P39"><text:span text:style-name="Source_20_Text"><text:span text:style-name="T31"><text:s text:c="5"/>int[]x=new int[20];</text:span></text:span></text:p>
      <text:p text:style-name="P34"><text:span text:style-name="Source_20_Text"><text:span text:style-name="T31"><text:s text:c="5"/>zyx[0]=x; // </text:span></text:span><text:span text:style-name="Source_20_Text"><text:span text:style-name="T32">mesmo atribuindo um array de 20 onde tinha um de 10, compila, pois agora só // // aponta para um array diferent</text:span></text:span><text:span text:style-name="Source_20_Text"><text:span text:style-name="T33">e</text:span></text:span></text:p>
      <text:p text:style-name="P23"><text:span text:style-name="Source_20_Text"><text:span text:style-name="T40"/></text:span></text:p>
      <text:p text:style-name="P23"><text:span text:style-name="Source_20_Text"><text:span text:style-name="T40"/></text:span></text:p>
      <text:p text:style-name="P23"><text:span text:style-name="Source_20_Text"><text:span text:style-name="T40"/></text:span></text:p>
      <text:p text:style-name="P23"><text:span text:style-name="Source_20_Text"><text:span text:style-name="T49">3 Declare e use um ArrayList</text:span></text:span></text:p>
      <text:p text:style-name="P23"><text:span text:style-name="Source_20_Text"><text:span text:style-name="T44"/></text:span></text:p>
      <text:p text:style-name="P23"><text:span text:style-name="Source_20_Text"><text:span text:style-name="T49">DICAS</text:span></text:span></text:p>
      <text:p text:style-name="P23"><text:span text:style-name="Source_20_Text"><text:span text:style-name="T46"/></text:span></text:p>
      <text:p text:style-name="P23"><text:span text:style-name="Source_20_Text"><text:span text:style-name="T57">- operador diamante em ArraysList não é obrigatório;</text:span></text:span></text:p>
      <text:p text:style-name="P23"><text:span text:style-name="Source_20_Text"><text:span text:style-name="T57">- quando utilizado, o operador diamante (Generics) só é obrigado ser preenchido na declaração. Ex:</text:span></text:span></text:p>
      <text:p text:style-name="P23"><text:span text:style-name="Source_20_Text"><text:span text:style-name="T36"><text:s text:c="4"/></text:span></text:span><text:span text:style-name="Source_20_Text"><text:span text:style-name="T37">ArrayList&lt;E&gt; al = new ArrayList&lt;&gt;();</text:span></text:span></text:p>
      <text:p text:style-name="P23"><text:span text:style-name="Source_20_Text"><text:span text:style-name="T33"/></text:span></text:p>
      <text:p text:style-name="P23"><text:soft-page-break/><text:span text:style-name="Source_20_Text"><text:span text:style-name="T57">- </text:span></text:span><text:span text:style-name="Source_20_Text"><text:span text:style-name="T50">add(objeto)</text:span></text:span><text:span text:style-name="Source_20_Text"><text:span text:style-name="T58"> : adiciona ao final da lista o objeto informado no parâmetro;</text:span></text:span></text:p>
      <text:p text:style-name="P23"><text:span text:style-name="Source_20_Text"><text:span text:style-name="T58">- add(posicao, Objeto) : adiciona o objeto na posição informada. (</text:span></text:span><text:span text:style-name="Source_20_Text"><text:span text:style-name="T50">OBS</text:span></text:span><text:span text:style-name="Source_20_Text"><text:span text:style-name="T58">: pode ser adicionado um objeto na próxima posição a ser preenchida, mas caso "pule" a proxima posição, gera a exceção IndexOutOfBoundsException). Ex:</text:span></text:span></text:p>
      <text:p text:style-name="P38"><text:span text:style-name="Source_20_Text"><text:span text:style-name="T65"><text:s text:c="8"/></text:span></text:span></text:p>
      <text:p text:style-name="P38"><text:span text:style-name="Source_20_Text"><text:span text:style-name="T65"><text:s text:c="10"/></text:span></text:span><text:span text:style-name="Source_20_Text"><text:span text:style-name="T66">ArrayList&lt;String&gt; l = new ArrayList&lt;String&gt;();</text:span></text:span></text:p>
      <text:p text:style-name="P39"><text:span text:style-name="Source_20_Text"><text:span text:style-name="T67"><text:s text:c="4"/>l.add("a");</text:span></text:span></text:p>
      <text:p text:style-name="P39"><text:span text:style-name="Source_20_Text"><text:span text:style-name="T67"><text:s text:c="4"/>l.add("b");</text:span></text:span></text:p>
      <text:p text:style-name="P39"><text:span text:style-name="Source_20_Text"><text:span text:style-name="T67"><text:s text:c="4"/>l.add(1,"amor");</text:span></text:span></text:p>
      <text:p text:style-name="P33"><text:s text:c="4"/>l.add(3,"baixinho"); // <text:span text:style-name="T68">compila</text:span></text:p>
      <text:p text:style-name="P33"><text:s text:c="4"/><text:span text:style-name="T68">l.add(5,”pulou”); <text:s text:c="3"/>// não compila, pois a próxima posição à ser preenchida é a 4</text:span></text:p>
      <text:p text:style-name="P23"><text:span text:style-name="Source_20_Text"><text:span text:style-name="T34"/></text:span></text:p>
      <text:p text:style-name="P23"><text:span text:style-name="Source_20_Text"><text:span text:style-name="T41"/></text:span></text:p>
      <text:p text:style-name="P23"><text:span text:style-name="Source_20_Text"><text:span text:style-name="T57">- </text:span></text:span><text:span text:style-name="Source_20_Text"><text:span text:style-name="T51">remove()</text:span></text:span><text:span text:style-name="Source_20_Text"><text:span text:style-name="T59">:</text:span></text:span><text:span text:style-name="Source_20_Text"><text:span text:style-name="T57">método </text:span></text:span><text:span text:style-name="Source_20_Text"><text:span text:style-name="T59">que</text:span></text:span><text:span text:style-name="Source_20_Text"><text:span text:style-name="T57"> remove remove a </text:span></text:span><text:span text:style-name="Source_20_Text"><text:span text:style-name="T49">primeira ocorrência</text:span></text:span><text:span text:style-name="Source_20_Text"><text:span text:style-name="T57"> do valor informado, </text:span></text:span><text:span text:style-name="Source_20_Text"><text:span text:style-name="T60">ou o objeto na posição informada</text:span></text:span><text:span text:style-name="Source_20_Text"><text:span text:style-name="T57">. </text:span></text:span><text:span text:style-name="Source_20_Text"><text:span text:style-name="T61">Ele também </text:span></text:span><text:span text:style-name="Source_20_Text"><text:span text:style-name="T52">redefine as posições</text:span></text:span><text:span text:style-name="Source_20_Text"><text:span text:style-name="T61">;</text:span></text:span></text:p>
      <text:p text:style-name="P23"><text:span text:style-name="Source_20_Text"><text:span text:style-name="T57">- </text:span></text:span><text:span text:style-name="Source_20_Text"><text:span text:style-name="T51">size()</text:span></text:span><text:span text:style-name="Source_20_Text"><text:span text:style-name="T59">:</text:span></text:span><text:span text:style-name="Source_20_Text"><text:span text:style-name="T57">método para verificar o tamanho de ArraysList <text:s/>é </text:span></text:span><text:span text:style-name="Source_20_Text"><text:span text:style-name="T49">size()</text:span></text:span><text:span text:style-name="Source_20_Text"><text:span text:style-name="T57">;</text:span></text:span></text:p>
      <text:p text:style-name="P23"><text:span text:style-name="Source_20_Text"><text:span text:style-name="T57">- </text:span></text:span><text:span text:style-name="Source_20_Text"><text:span text:style-name="T51">toArray()</text:span></text:span><text:span text:style-name="Source_20_Text"><text:span text:style-name="T59">:</text:span></text:span><text:span text:style-name="Source_20_Text"><text:span text:style-name="T57">é possível converter ArrayList para array com o método </text:span></text:span><text:span text:style-name="Source_20_Text"><text:span text:style-name="T49">toArray()</text:span></text:span><text:span text:style-name="Source_20_Text"><text:span text:style-name="T57"> mas retorna um </text:span></text:span><text:span text:style-name="Source_20_Text"><text:span text:style-name="T49">array de Object</text:span></text:span><text:span text:style-name="Source_20_Text"><text:span text:style-name="T57">;</text:span></text:span></text:p>
      <text:p text:style-name="P23"><text:span text:style-name="Source_20_Text"><text:span text:style-name="T57">- para mudar o tipo de retorno do toArray(), </text:span></text:span><text:span text:style-name="Source_20_Text"><text:span text:style-name="T59">deve-se passar um array do tipo desejado com o tamanho do arrayList. Ex:</text:span></text:span></text:p>
      <text:p text:style-name="P23"><text:span text:style-name="Source_20_Text"><text:span text:style-name="T59"><text:s text:c="5"/></text:span></text:span><text:span text:style-name="Source_20_Text"><text:span text:style-name="T38">ArrayList&lt;String&gt; al = new ArrayList&lt;&gt;();</text:span></text:span></text:p>
      <text:p text:style-name="P23"><text:span text:style-name="Source_20_Text"><text:span text:style-name="T38"><text:s text:c="2"/>String[] array = al.toArray(new String[al.size()]);</text:span></text:span></text:p>
      <text:p text:style-name="P23"><text:span text:style-name="Source_20_Text"><text:span text:style-name="T57">- </text:span></text:span><text:span text:style-name="Source_20_Text"><text:span text:style-name="T59">um jeito mais simples de realizar o mesmo efeito acima, é passar um </text:span></text:span><text:span text:style-name="Source_20_Text"><text:span text:style-name="T51">array de tamanho 0 como parâmetro</text:span></text:span><text:span text:style-name="Source_20_Text"><text:span text:style-name="T59">. Ex:</text:span></text:span></text:p>
      <text:p text:style-name="P23"><text:span text:style-name="Source_20_Text"><text:span text:style-name="T38"><text:s text:c="2"/>String[] array = al.toArray(new String[0]);</text:span></text:span></text:p>
      <text:p text:style-name="P23"><text:span text:style-name="Source_20_Text"><text:span text:style-name="T35"/></text:span></text:p>
      <text:p text:style-name="P23"><text:span text:style-name="Source_20_Text"><text:span text:style-name="T57">- </text:span></text:span><text:span text:style-name="Source_20_Text"><text:span text:style-name="T51">addAll()</text:span></text:span><text:span text:style-name="Source_20_Text"><text:span text:style-name="T59">: pega valores de um ArrayList e adiciona em outro ArrayList.</text:span></text:span></text:p>
      <text:p text:style-name="P23"><text:span text:style-name="Source_20_Text"><text:span text:style-name="T59">- </text:span></text:span><text:span text:style-name="Source_20_Text"><text:span text:style-name="T51">get(i)</text:span></text:span><text:span text:style-name="Source_20_Text"><text:span text:style-name="T59">: método que verifica o valor das posições i do arrayList;</text:span></text:span></text:p>
      <text:p text:style-name="P23"><text:span text:style-name="Source_20_Text"><text:span text:style-name="T61">- </text:span></text:span><text:span text:style-name="Source_20_Text"><text:span text:style-name="T52">set(posicao, valor)</text:span></text:span><text:span text:style-name="Source_20_Text"><text:span text:style-name="T61">: autoexplicativo;</text:span></text:span></text:p>
      <text:p text:style-name="P23"><text:span text:style-name="Source_20_Text"><text:span text:style-name="T61">- </text:span></text:span><text:span text:style-name="Source_20_Text"><text:span text:style-name="T52">indexOf(valor)</text:span></text:span><text:span text:style-name="Source_20_Text"><text:span text:style-name="T61">: procura a posição da primeira ocorrência do valor;</text:span></text:span></text:p>
      <text:p text:style-name="P23"><text:span text:style-name="Source_20_Text"><text:span text:style-name="T61">- lastI</text:span></text:span><text:span text:style-name="Source_20_Text"><text:span text:style-name="T52">ndexOf(valor)</text:span></text:span><text:span text:style-name="Source_20_Text"><text:span text:style-name="T61">: procura a posição da primeira ocorrência do valor, de trás para frente;</text:span></text:span></text:p>
      <text:p text:style-name="P23"><text:span text:style-name="Source_20_Text"><text:span text:style-name="T61">- ambos métodos indexOf() e lastIndexOf() retornam -1 caso o objeto não se encontre no arrayList;</text:span></text:span></text:p>
      <text:p text:style-name="P23"><text:span text:style-name="Source_20_Text"><text:span text:style-name="T42"/></text:span></text:p>
      <text:p text:style-name="P23"><text:span text:style-name="Source_20_Text"><text:span text:style-name="T42"/></text:span></text:p>
      <text:p text:style-name="P23"><text:span text:style-name="Source_20_Text"><text:span text:style-name="T42"/></text:span></text:p>
      <text:p text:style-name="P23"><text:span text:style-name="Source_20_Text"><text:span text:style-name="T53">Iterator</text:span></text:span></text:p>
      <text:p text:style-name="P23"><text:span text:style-name="Source_20_Text"><text:span text:style-name="T45"/></text:span></text:p>
      <text:p text:style-name="P23"><text:span text:style-name="Source_20_Text"><text:span text:style-name="T62"><text:tab/>Nem todas as coleções do Java tem o método get(posição) (Set não tem). </text:span></text:span><text:span text:style-name="Source_20_Text"><text:span text:style-name="T60">Todavia, todas as coleções tem um objeto do tipo </text:span></text:span><text:span text:style-name="Source_20_Text"><text:span text:style-name="T54">Iterator</text:span></text:span><text:span text:style-name="Source_20_Text"><text:span text:style-name="T60">, no qual permite uma navegação padronizada. Principais métodos do Iterator:</text:span></text:span></text:p>
      <text:p text:style-name="P23"><text:span text:style-name="Source_20_Text"><text:span text:style-name="T43"/></text:span></text:p>
      <text:p text:style-name="P23"><text:span text:style-name="Source_20_Text"><text:span text:style-name="T60">- </text:span></text:span><text:span text:style-name="Source_20_Text"><text:span text:style-name="T54">iter.hasNext()</text:span></text:span><text:span text:style-name="Source_20_Text"><text:span text:style-name="T60"> : verifica se tem algum objeto a ser exibido ainda;</text:span></text:span></text:p>
      <text:p text:style-name="P23"><text:span text:style-name="Source_20_Text"><text:span text:style-name="T60">- </text:span></text:span><text:span text:style-name="Source_20_Text"><text:span text:style-name="T54">iter.next()</text:span></text:span><text:span text:style-name="Source_20_Text"><text:span text:style-name="T60"> : objeto atual que está sendo apontado;</text:span></text:span></text:p>
      <text:p text:style-name="P23"><text:span text:style-name="Source_20_Text"><text:span text:style-name="T60">- </text:span></text:span><text:span text:style-name="Source_20_Text"><text:span text:style-name="T54">iter.remove()</text:span></text:span><text:span text:style-name="Source_20_Text"><text:span text:style-name="T60"> : remove o objeto atual que está sendo apontado. (OBS: ao remover um objeto, ele rearanja a coleção);</text:span></text:span></text:p>
      <text:p text:style-name="P23"><text:span text:style-name="Source_20_Text"><text:span text:style-name="T43"/></text:span></text:p>
      <text:p text:style-name="P23"><text:span text:style-name="Source_20_Text"><text:span text:style-name="T60">Ex:</text:span></text:span></text:p>
      <text:p text:style-name="P23"><text:span text:style-name="Source_20_Text"><text:span text:style-name="T60"><text:s text:c="6"/></text:span></text:span><text:span text:style-name="Source_20_Text"><text:span text:style-name="T39"><text:s text:c="2"/>Iterator iter = array.iterator();</text:span></text:span></text:p>
      <text:p text:style-name="P23"><text:span text:style-name="Source_20_Text"><text:span text:style-name="T39"><text:s text:c="8"/></text:span></text:span></text:p>
      <text:p text:style-name="P23"><text:span text:style-name="Source_20_Text"><text:span text:style-name="T39"><text:s text:c="8"/>while(iter.hasNext()) {</text:span></text:span></text:p>
      <text:p text:style-name="P23"><text:span text:style-name="Source_20_Text"><text:span text:style-name="T39"><text:s text:c="12"/>System.out.println(iter.next());</text:span></text:span></text:p>
      <text:p text:style-name="P23"><text:span text:style-name="Source_20_Text"><text:span text:style-name="T39"><text:s text:c="8"/>}</text:span></text:span></text:p>
      <text:p text:style-name="P23"><text:span text:style-name="Source_20_Text"><text:span text:style-name="T39"><text:s text:c="8"/>System.out.println("REMOVEU " + array.remove(3));</text:span></text:span></text:p>
      <text:p text:style-name="P23"><text:span text:style-name="Source_20_Text"><text:span text:style-name="T39"><text:s text:c="8"/></text:span></text:span></text:p>
      <text:p text:style-name="P23"><text:span text:style-name="Source_20_Text"><text:span text:style-name="T39"><text:s text:c="8"/>for(String str : array) {</text:span></text:span></text:p>
      <text:p text:style-name="P23"><text:span text:style-name="Source_20_Text"><text:span text:style-name="T39"><text:s text:c="12"/>System.out.println(str);</text:span></text:span></text:p>
      <text:p text:style-name="P23"><text:span text:style-name="Source_20_Text"><text:span text:style-name="T39"><text:s text:c="8"/>}</text:span></text:span></text:p>
      <text:p text:style-name="P23"><text:span text:style-name="Source_20_Text"><text:span text:style-name="T47"/></text:span></text:p>
      <text:p text:style-name="P23"><text:span text:style-name="Source_20_Text"><text:span text:style-name="T55">DICA IMPORTANTE:</text:span></text:span></text:p>
      <text:p text:style-name="P23"><text:span text:style-name="Source_20_Text"><text:span text:style-name="T48"/></text:span></text:p>
      <text:p text:style-name="P23"><text:span text:style-name="Source_20_Text"><text:span text:style-name="T63">- quando se está trabalhando com coleções, é importante sobreescrever o método </text:span></text:span><text:span text:style-name="Source_20_Text"><text:span text:style-name="T55">equals()</text:span></text:span><text:span text:style-name="Source_20_Text"><text:span text:style-name="T63">;</text:span></text:span></text:p>
      <text:p text:style-name="P23"><text:span text:style-name="Source_20_Text"><text:span text:style-name="T48"/></text:span></text:p>
      <text:p text:style-name="P23"><text:span text:style-name="Source_20_Text"><text:span text:style-name="T48"/></text:span></text:p>
      <text:p text:style-name="P23"><text:span text:style-name="Source_20_Text"><text:span text:style-name="T56">CASOS INTERESSANTES</text:span></text:span><text:span text:style-name="Source_20_Text"><text:span text:style-name="T64">:</text:span></text:span></text:p>
      <text:p text:style-name="P23"><text:span text:style-name="Source_20_Text"><text:span text:style-name="T64"/></text:span></text:p>
      <text:p text:style-name="P32"><text:soft-page-break/><text:s text:c="8"/>ArrayList&lt;String&gt; ss = new ArrayList&lt;String&gt;();</text:p>
      <text:p text:style-name="P32"><text:s text:c="8"/>ss.add("a");</text:p>
      <text:p text:style-name="P32"><text:s text:c="8"/>ss.add("b");</text:p>
      <text:p text:style-name="P32"><text:s text:c="8"/>ss.add("c");</text:p>
      <text:p text:style-name="P32"><text:s text:c="8"/>ss.add("d");</text:p>
      <text:p text:style-name="P32"><text:s text:c="8"/>for(String s:ss){</text:p>
      <text:p text:style-name="P32"><text:s text:c="12"/>if(s.equals("c")) s = "b";</text:p>
      <text:p text:style-name="P32"><text:s text:c="12"/>else if(s.equals("b")) s= "c";</text:p>
      <text:p text:style-name="P32"><text:s text:c="8"/>}</text:p>
      <text:p text:style-name="P32"><text:s text:c="8"/>for(String s:ss) System.out.println(s);</text:p>
      <text:p text:style-name="P29"><text:tab/> <text:s/>// imprime a, b, c, d pois a atribuição modifica a variável local s, e não o valor <text:s text:c="4"/><text:tab/> <text:s/>//contido nas posições do Array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01:15:52.693727275</meta:creation-date>
    <dc:date>2016-10-03T09:37:52.488410605</dc:date>
    <meta:editing-duration>PT45M5S</meta:editing-duration>
    <meta:editing-cycles>5</meta:editing-cycles>
    <meta:generator>LibreOffice/4.2.8.2$Linux_X86_64 LibreOffice_project/420m0$Build-2</meta:generator>
    <meta:document-statistic meta:table-count="8" meta:image-count="0" meta:object-count="0" meta:page-count="4" meta:paragraph-count="124" meta:word-count="917" meta:character-count="6029" meta:non-whitespace-character-count="4875"/>
  </office:meta>
</office:document-meta>
</file>